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18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/2021<text:bookmark-end text:name="Text14"/></text:p>
            <text:p text:style-name="Normální">KVOP-629/2021<text:bookmark-end text:name="Text2"/></text:p>
            <text:p text:style-name="Normální"><text:bookmark-start text:name="Text6"/>07. 0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L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.,</text:p>
      <text:p text:style-name="Základnítext">dne 5. 1. 2021 byla do Kanceláře<text:s/>veřejného ochránce práv doručena Vaše žádost podle zákona o svobodném přístupu k informacím, kterou<text:s/><text:span text:style-name="Silné">žádáte následující informace</text:span>: „Koncepci vězeňství do roku 2025.“</text:p>
      <text:p text:style-name="Základnítext">K Vaší žádosti<text:s/><text:span text:style-name="Silné">poskytuji následující informace</text:span>:</text:p>
      <text:p text:style-name="Základnítext">Koncepce vězeňství do roku 2025.</text:p>
      <text:p text:style-name="Základnítext">Pro úplnost dodávám, že Vámi požadovaná informace je veřejně dostupná jak na webové stránce Vězeňské služby ČR (<text:a xlink:href="http://www.vscr.cz" office:target-frame-name="_top" xlink:show="replace"><text:span text:style-name="Hypertextovýodkaz">www.vscr.cz</text:span></text:a>), tak na webové stránce Ministerstva spravedlnosti (<text:a xlink:href="http://www.justice.cz" office:target-frame-name="_top" xlink:show="replace"><text:span text:style-name="Hypertextovýodkaz">www.justice.cz</text:span></text:a>).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Základnítext"/>
      <text:p text:style-name="Základnítext"/>
      <text:p text:style-name="Základnítext"/>
      <text:p text:style-name="P17">Příloha</text:p>
      <text:p text:style-name="P18">Koncepce vězeňství do roku 202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1CEL*</text:span></text:p>
        <text:p text:style-name="P12"><text:span text:style-name="T13">KVOPX00B1CEL</text:span>KVOPX00B1CE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22T10:30:00Z</meta:creation-date>
    <dc:date>2021-01-22T10:39:00Z</dc:date>
    <meta:print-date>2016-06-27T08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7" meta:character-count="813" meta:row-count="5" meta:non-whitespace-character-count="697"/>
  </office:meta>
</office:document-meta>
</file>